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50pt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50pt" officeooo:rsid="002605a6" officeooo:paragraph-rsid="002605a6" style:font-size-asian="50pt" style:font-size-complex="50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YING WITH WiFi? FUN!</text:p>
      <text:p text:style-name="P3"/>
      <text:p text:style-name="P3">OUR NETWORK HAS NO CAPTIVE PORTALS 😏</text:p>
      <text:p text:style-name="P2"/>
      <text:p text:style-name="P3">ShopNet-5G</text:p>
      <text:p text:style-name="P3">ShopNet-2G4</text:p>
      <text:p text:style-name="P3">avogad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5.6.2$Linux_X86_64 LibreOffice_project/50$Build-2</meta:generator>
    <dc:date>2023-09-19T10:21:20.813035192</dc:date>
    <meta:editing-duration>PT9M49S</meta:editing-duration>
    <meta:editing-cycles>8</meta:editing-cycles>
    <meta:document-statistic meta:table-count="0" meta:image-count="0" meta:object-count="0" meta:page-count="1" meta:paragraph-count="5" meta:word-count="14" meta:character-count="88" meta:non-whitespace-character-count="79"/>
  </office:meta>
</office:document-meta>
</file>